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i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SP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0, n0::n0::n2, 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>R5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>R1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2</text:p>
          </table:table-cell>
          <table:table-cell office:value-type="string">
            <text:p/>
          </table:table-cell>
          <table:table-cell office:value-type="string">
            <text:p>R2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0, n0::n1::n1, n0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::n0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00.0">
            <text:p>36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::n1</text:p>
          </table:table-cell>
          <table:table-cell office:value-type="string">
            <text:p/>
          </table:table-cell>
          <table:table-cell office:value-type="string">
            <text:p>Sl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>n0::n2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::n2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>n0::n2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::n3</text:p>
          </table:table-cell>
          <table:table-cell office:value-type="string">
            <text:p/>
          </table:table-cell>
          <table:table-cell office:value-type="string">
            <text:p>Fas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::n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::n1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::n2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::n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::n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>n0::n2::n1::n0, n0::n2::n1::n1, n0::n2::n1::n2, n0::n2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::n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>n0::n2::n1::n0, n0::n2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>SlowFre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1::n4, n0::n2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>FixedAspec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1::n5, n0::n2::n0::n2, n0::n2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5::n2, n0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2, n0::n5::n2, n0::n0::n3, n0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::n0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::n1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::n2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>n0::n5::n0, n0::n5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Mask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Dispers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>Filt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